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1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5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f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5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8540828007326730100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6"/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Предложения от <text:span text:style-name="T1">Наташи(</text:span>от 15.06.2016<text:span text:style-name="T1">):</text:span></text:p>
      <text:list xml:id="list7450247243347369647" text:style-name="L2">
        <text:list-item>
          <text:p text:style-name="P8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8">Подумать о том, если много модулей будут писать в одну структуру не будет ли конфликта.</text:p>
        </text:list-item>
        <text:list-item>
          <text:p text:style-name="P8"><text:soft-page-break/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8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3">имя_модуля;</text:span></text:p>
      <text:p text:style-name="P2"><text:tab/>name_pseudo_id;n<text:span text:style-name="T3">ame_param_id;имя_модуля;</text:span></text:p>
      <text:p text:style-name="P2">}</text:p>
      <text:p text:style-name="P2"/>
      <text:p text:style-name="P2"><text:span text:style-name="T5">name_pseudo_id</text:span> – <text:span text:style-name="T3">это псевдоним параметра который и будет использоваться в программе</text:span><text:span text:style-name="T3">(строка)</text:span></text:p>
      <text:p text:style-name="P2"><text:span text:style-name="T5">name_param_id</text:span> <text:s/>- <text:span text:style-name="T3">это название параметра который определен в другом модуле</text:span><text:span text:style-name="T3">(строка)</text:span></text:p>
      <text:p text:style-name="P2"><text:span text:style-name="T4">имя_модуля</text:span><text:span text:style-name="T3"> — </text:span><text:span text:style-name="T3">это название кому принадлежит </text:span>name_param_id.<text:span text:style-name="T3"> </text:span></text:p>
      <text:p text:style-name="P2"><text:span text:style-name="T4">name_group_id </text:span><text:span text:style-name="T3">— </text:span><text:span text:style-name="T3">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3">уникальное имя модуля</text:span></text:p>
      <text:p text:style-name="P2"><text:tab/>cyclic; <text:tab/><text:tab/><text:tab/><text:tab/> <text:s text:c="2"/>//<text:span text:style-name="T3">признак цикличности</text:span></text:p>
      <text:p text:style-name="P2"><text:tab/>frec; <text:tab/><text:tab/><text:tab/><text:tab/> <text:s text:c="2"/>//<text:span text:style-name="T3">частота</text:span></text:p>
      <text:p text:style-name="P2"><text:tab/>name_param_id;<text:span text:style-name="T3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3">это перечень всех входных данных требуемых данным модулем от других модулей.</text:span></text:p>
      <text:p text:style-name="P2">GroupOutput – <text:span text:style-name="T3">это перечень параметров рассчитываемых данным модулем. Это необходимо для передачи полномочий непосредственно </text:span>ProxyDCS.</text:p>
      <text:p text:style-name="P4"/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<text:soft-page-break/>К примеру: </text:p>
      <text:p text:style-name="P2">Command</text:p>
      <text:p text:style-name="P2">{</text:p>
      <text:p text:style-name="P2">name_command_id;//<text:span text:style-name="T3">имя идентификатора команды</text:span></text:p>
      <text:p text:style-name="P2">input :</text:p>
      <text:p text:style-name="P2">//<text:span text:style-name="T3">здесь описание входных данных команды</text:span></text:p>
      <text:p text:style-name="P2">output:</text:p>
      <text:p text:style-name="P2">//<text:span text:style-name="T3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  <text:p text:style-name="P4"/>
      <text:p text:style-name="P5">Логика <text:span text:style-name="T1">работы </text:span>по сети<text:span text:style-name="T1">:</text:span>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6">Можно реализовать через общую память).</text:span></text:p>
      <text:p text:style-name="P6"/>
      <text:p text:style-name="P6">Описание сетевого обмена.</text:p>
      <text:p text:style-name="P6"/>
      <text:list xml:id="list8003916262421400781" text:style-name="L3">
        <text:list-item>
          <text:p text:style-name="P10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6"/>
      <text:p text:style-name="P6"/>
      <text:p text:style-name="P6"/>
      <text:p text:style-name="P6"/>
      <text:p text:style-name="P6">План задач которые нужно решать:</text:p>
      <text:p text:style-name="P6"/>
      <text:list xml:id="list2445208273979450054" text:style-name="L4">
        <text:list-item>
          <text:p text:style-name="P11">Сделать так, чтобы приложения работали в на разных компьютерах</text:p>
          <text:p text:style-name="P12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12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13">Добавить тип пакета для передачи произвольных данных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16M11S</meta:editing-duration>
    <meta:editing-cycles>37</meta:editing-cycles>
    <meta:generator>OpenOffice/4.0.0$Win32 OpenOffice.org_project/400m3$Build-9702</meta:generator>
    <dc:date>2016-07-25T13:21:59.34</dc:date>
    <dc:creator>Федор Гурин</dc:creator>
    <meta:document-statistic meta:table-count="0" meta:image-count="0" meta:object-count="0" meta:page-count="3" meta:paragraph-count="75" meta:word-count="655" meta:character-count="5104"/>
    <meta:user-defined meta:name="Info 1"/>
    <meta:user-defined meta:name="Info 2"/>
    <meta:user-defined meta:name="Info 3"/>
    <meta:user-defined meta:name="Info 4"/>
  </office:meta>
</office:document-meta>
</file>